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Heading_20_2">
      <style:text-properties officeooo:paragraph-rsid="001753ea"/>
    </style:style>
    <style:style style:name="P3" style:family="paragraph" style:parent-style-name="Heading_20_2">
      <style:text-properties officeooo:paragraph-rsid="0019397d"/>
    </style:style>
    <style:style style:name="P4" style:family="paragraph" style:parent-style-name="Preformatted_20_Text">
      <style:text-properties officeooo:paragraph-rsid="0019397d"/>
    </style:style>
    <style:style style:name="P5" style:family="paragraph" style:parent-style-name="Preformatted_20_Text">
      <style:text-properties officeooo:rsid="001753ea" officeooo:paragraph-rsid="0019397d"/>
    </style:style>
    <style:style style:name="P6" style:family="paragraph" style:parent-style-name="Preformatted_20_Text">
      <style:text-properties officeooo:paragraph-rsid="0019c334"/>
    </style:style>
    <style:style style:name="P7" style:family="paragraph" style:parent-style-name="Preformatted_20_Text">
      <style:text-properties fo:color="#c9211e" loext:opacity="100%" officeooo:paragraph-rsid="0019397d"/>
    </style:style>
    <style:style style:name="P8" style:family="paragraph" style:parent-style-name="Preformatted_20_Text">
      <style:text-properties fo:color="#c9211e" loext:opacity="100%" officeooo:paragraph-rsid="0019c334"/>
    </style:style>
    <style:style style:name="P9" style:family="paragraph" style:parent-style-name="Preformatted_20_Text">
      <style:text-properties fo:color="#c9211e" loext:opacity="100%"/>
    </style:style>
    <style:style style:name="P10" style:family="paragraph" style:parent-style-name="Preformatted_20_Text">
      <style:text-properties fo:color="#81d41a" loext:opacity="100%" officeooo:paragraph-rsid="0019397d"/>
    </style:style>
    <style:style style:name="P11" style:family="paragraph" style:parent-style-name="Standard">
      <style:text-properties officeooo:rsid="001753ea" officeooo:paragraph-rsid="001753ea"/>
    </style:style>
    <style:style style:name="P12" style:family="paragraph" style:parent-style-name="Standard">
      <style:text-properties officeooo:rsid="001753ea" officeooo:paragraph-rsid="0019397d"/>
    </style:style>
    <style:style style:name="P13" style:family="paragraph" style:parent-style-name="Standard">
      <style:text-properties officeooo:rsid="0019397d" officeooo:paragraph-rsid="0019397d"/>
    </style:style>
    <style:style style:name="P14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15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16" style:family="paragraph" style:parent-style-name="Standard">
      <style:text-properties fo:color="#ff4000" loext:opacity="100%" fo:font-weight="bold" officeooo:rsid="001b501b" officeooo:paragraph-rsid="001b501b" style:font-weight-asian="bold" style:font-weight-complex="bold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ba097"/>
    </style:style>
    <style:style style:name="T5" style:family="text">
      <style:text-properties fo:color="#ff4000" loext:opacity="100%"/>
    </style:style>
    <style:style style:name="T6" style:family="text">
      <style:text-properties fo:color="#ff4000" loext:opacity="100%" officeooo:rsid="0019397d"/>
    </style:style>
    <style:style style:name="T7" style:family="text">
      <style:text-properties officeooo:rsid="001c0e23"/>
    </style:style>
    <style:style style:name="T8" style:family="text">
      <style:text-properties fo:color="#81d41a" loext:opacity="100%"/>
    </style:style>
    <style:style style:name="T9" style:family="text">
      <style:text-properties fo:color="#81d41a" loext:opacity="100%" officeooo:rsid="001939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</text:p>
      <text:p text:style-name="P11"/>
      <text:p text:style-name="P11">versión: 0,1</text:p>
      <text:p text:style-name="P11"/>
      <text:h text:style-name="Heading_20_1" text:outline-level="1">Fundamentos de la suite de prueba</text:h>
      <text:p text:style-name="P11">Evaluar el funcionamiento del programa Sumar</text:p>
      <text:p text:style-name="P11"/>
      <text:h text:style-name="Heading_20_1" text:outline-level="1">Check List</text:h>
      <text:p text:style-name="P11">Ejecutar la siguientes pruebas en el programa Sumar, Ejecutar todas las pruebas en un terminal Git Bash.</text:p>
      <text:p text:style-name="P11"/>
      <text:h text:style-name="Heading_20_2" text:outline-level="2"><text:span text:style-name="T1">0</text:span>- Testear Funcionamiento de Java</text:h>
      <text:p text:style-name="P11">Fundamentos: verificar la versión de java instalada en la Terminal</text:p>
      <text:p text:style-name="P11"/>
      <text:p text:style-name="Preformatted_20_Text"><text:tab/>java -version</text:p>
      <text:p text:style-name="P11"/>
      <text:p text:style-name="P11">Se requiere java versión 8 o sup, ideal 17</text:p>
      <text:p text:style-name="P11"/>
      <text:p text:style-name="P15">Respuesta: <text:span text:style-name="T4">OK</text:span></text:p>
      <text:p text:style-name="P11"/>
      <text:h text:style-name="Heading_20_1" text:outline-level="1">1- Compilar programa</text:h>
      <text:p text:style-name="P1">Fundamentos: Verificar que el programa compile sin errores</text:p>
      <text:p text:style-name="Preformatted_20_Text"><text:tab/>javac *.java</text:p>
      <text:p text:style-name="P11">No se esperan errores en consola</text:p>
      <text:p text:style-name="P15">Respuesta: <text:span text:style-name="T4">OK</text:span></text:p>
      <text:h text:style-name="Heading_20_2" text:outline-level="2">2- Testear Programa sin parámetros</text:h>
      <text:p text:style-name="P11">Fundamentos: verificar el funcionamiento del programa sin argumentos de entrada.</text:p>
      <text:p text:style-name="P11"/>
      <text:p text:style-name="Preformatted_20_Text"><text:tab/>java <text:span text:style-name="T1">S</text:span>umar</text:p>
      <text:p text:style-name="P11"/>
      <text:p text:style-name="P11">Se espera un aviso de ingreso de parámetros.</text:p>
      <text:p text:style-name="P15">Respuesta: <text:span text:style-name="T4">OK</text:span></text:p>
      <text:h text:style-name="Heading_20_2" text:outline-level="2">3- Testear Programa con un parámetro de entrada</text:h>
      <text:p text:style-name="P11"/>
      <text:p text:style-name="P11">Fundamentos: Verificar ingreso de parámetros incorrectos</text:p>
      <text:p text:style-name="P11"/>
      <text:p text:style-name="Preformatted_20_Text"><text:tab/>java Sumar 10</text:p>
      <text:p text:style-name="P11"/>
      <text:p text:style-name="P11">Se espera <text:span text:style-name="T2">aviso de ingreso de parámetros</text:span></text:p>
      <text:p text:style-name="P15">Respuesta: <text:s/><text:span text:style-name="T4">OK</text:span></text:p>
      <text:h text:style-name="P2" text:outline-level="2"><text:soft-page-break/>3- Testear Programa con <text:span text:style-name="T1">dos</text:span> parámetro<text:span text:style-name="T2">s</text:span> de entrada</text:h>
      <text:p text:style-name="P11"/>
      <text:p text:style-name="P11">Fundamentos: Verificar ingreso de parámetros incorrectos</text:p>
      <text:p text:style-name="P11"/>
      <text:p text:style-name="Preformatted_20_Text"><text:tab/>java Sumar 10 10</text:p>
      <text:p text:style-name="P11"/>
      <text:p text:style-name="P13">Se espera la suma de los parámetros de entrada</text:p>
      <text:p text:style-name="P15">Respuesta: <text:span text:style-name="T4">OK</text:span></text:p>
      <text:h text:style-name="P3" text:outline-level="2"><text:span text:style-name="T2">4</text:span>- Testear Programa con <text:span text:style-name="T2">tres o más</text:span> parámetro<text:span text:style-name="T2">s</text:span> de entrada</text:h>
      <text:p text:style-name="P12"/>
      <text:p text:style-name="P12">Fundamentos: Verificar ingreso de parámetros incorrectos</text:p>
      <text:p text:style-name="P12"/>
      <text:p text:style-name="P9"><text:tab/>java Sumar 10 10 <text:span text:style-name="T2">10</text:span></text:p>
      <text:p text:style-name="P9"><text:tab/>java Sumar 10 10 <text:span text:style-name="T2">10 10</text:span></text:p>
      <text:p text:style-name="P12"/>
      <text:p text:style-name="P13">Se espera la suma de los dos primeros parámetros de entrada</text:p>
      <text:p text:style-name="P14">Respuesta: <text:span text:style-name="T4">Error!</text:span></text:p>
      <text:p text:style-name="P12"/>
      <text:h text:style-name="P3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12"/>
      <text:p text:style-name="P12">Fundamentos: Verificar ingreso de parámetros incorrectos</text:p>
      <text:p text:style-name="P12"/>
      <text:p text:style-name="P7"><text:tab/>java Sumar <text:span text:style-name="T2">a</text:span></text:p>
      <text:p text:style-name="P7"><text:tab/>java Sumar <text:span text:style-name="T2">hola chau</text:span> <text:span text:style-name="T2">10 10</text:span></text:p>
      <text:p text:style-name="P7"><text:tab/>java Sumar <text:span text:style-name="T2">4 hola chau</text:span> <text:span text:style-name="T2">10 10</text:span></text:p>
      <text:p text:style-name="P8"><text:tab/>java Sumar *<text:span text:style-name="T2">4 10</text:span></text:p>
      <text:p text:style-name="P8"><text:tab/>java Sumar <text:span text:style-name="T2">4* 10</text:span></text:p>
      <text:p text:style-name="P5"/>
      <text:p text:style-name="P13">Se espera un aviso de error de parámetros de entrada</text:p>
      <text:p text:style-name="P14">Respuesta: <text:span text:style-name="T4">Error!</text:span></text:p>
      <text:h text:style-name="P3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12"/>
      <text:p text:style-name="P12">Fundamentos: Verificar ingreso de parámetros incorrectos</text:p>
      <text:p text:style-name="P12"/>
      <text:p text:style-name="P4"><text:tab/><text:span text:style-name="T5">java Sumar </text:span><text:span text:style-name="T6">10 10.0</text:span></text:p>
      <text:p text:style-name="P4"><text:tab/><text:span text:style-name="T5">java Sumar </text:span><text:span text:style-name="T6">3.5 5.5</text:span></text:p>
      <text:p text:style-name="P4"><text:tab/><text:span text:style-name="T5">java Sumar </text:span><text:span text:style-name="T6">4.1 4</text:span></text:p>
      <text:p text:style-name="P4"><text:tab/><text:span text:style-name="T5">java Sumar </text:span><text:span text:style-name="T6">4.1 4 5.6</text:span></text:p>
      <text:p text:style-name="P5"/>
      <text:p text:style-name="P13">Se espera la suma de los dos primeros números</text:p>
      <text:p text:style-name="P16">Respuesta: <text:s/><text:span text:style-name="T7">Error</text:span></text:p>
      <text:h text:style-name="P3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12"/>
      <text:p text:style-name="P12">Fundamentos: Verificar ingreso de parámetros <text:span text:style-name="T7">neutro</text:span></text:p>
      <text:p text:style-name="P12"/>
      <text:p text:style-name="P10"><text:tab/>java Sumar <text:span text:style-name="T2">10 0</text:span></text:p>
      <text:p text:style-name="P10"><text:tab/>java Sumar <text:span text:style-name="T2">0 10</text:span></text:p>
      <text:p text:style-name="P10"><text:tab/>java Sumar <text:span text:style-name="T2">0 0</text:span></text:p>
      <text:p text:style-name="P4"><text:tab/><text:span text:style-name="T5">java Sumar </text:span><text:span text:style-name="T6">0 0 0</text:span></text:p>
      <text:p text:style-name="P4"><text:soft-page-break/><text:tab/><text:span text:style-name="T5">java Sumar </text:span><text:span text:style-name="T6">10 0 0</text:span></text:p>
      <text:p text:style-name="P5"/>
      <text:p text:style-name="P13">Se espera la suma de los dos primeros números</text:p>
      <text:p text:style-name="P16">Respuesta: <text:span text:style-name="T7">Error!</text:span></text:p>
      <text:h text:style-name="P3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12"/>
      <text:p text:style-name="P12">Fundamentos: Verificar ingreso de parámetros incorrectos</text:p>
      <text:p text:style-name="P12"/>
      <text:p text:style-name="P10"><text:tab/>java Sumar -<text:span text:style-name="T2">10 -10</text:span></text:p>
      <text:p text:style-name="P10"><text:tab/>java Sumar -<text:span text:style-name="T2">5 10</text:span></text:p>
      <text:p text:style-name="P10"><text:tab/>java Sumar <text:span text:style-name="T2">10 -50</text:span></text:p>
      <text:p text:style-name="P4"><text:tab/><text:span text:style-name="T5">java Sumar -</text:span><text:span text:style-name="T6">5 -5 -5</text:span></text:p>
      <text:p text:style-name="P4"><text:tab/><text:span text:style-name="T5">java Sumar -</text:span><text:span text:style-name="T6">10 0 0</text:span></text:p>
      <text:p text:style-name="P6"><text:tab/><text:span text:style-name="T8">java Sumar -</text:span><text:span text:style-name="T9">10 -0 </text:span></text:p>
      <text:p text:style-name="P5"/>
      <text:p text:style-name="P13">Se espera la suma de los dos primeros números</text:p>
      <text:p text:style-name="P16">Respuesta: <text:span text:style-name="T7">Error!</text:span></text:p>
      <text:h text:style-name="P3" text:outline-level="2"><text:span text:style-name="T3">9</text:span>- Testear Programa <text:span text:style-name="T2">con desbordamiento en números enteros</text:span></text:h>
      <text:p text:style-name="P12"/>
      <text:p text:style-name="P12">Fundamentos: Verificar ingreso de parámetros incorrectos</text:p>
      <text:p text:style-name="P12"/>
      <text:p text:style-name="P4"><text:tab/><text:span text:style-name="T5">java Sumar </text:span><text:span text:style-name="T6">2000000000 2000000000</text:span></text:p>
      <text:p text:style-name="P4"><text:tab/><text:span text:style-name="T5">java Sumar -</text:span><text:span text:style-name="T6">2000000000 -2000000000</text:span></text:p>
      <text:p text:style-name="P5"/>
      <text:p text:style-name="P13">Se espera la suma de los dos primeros números o aviso de parámetros incorrectos</text:p>
      <text:p text:style-name="P16">Respuesta: <text:span text:style-name="T7">Error! Suma incorrec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09-26T13:01:17.759000000</dc:date>
    <meta:editing-duration>PT10M29S</meta:editing-duration>
    <meta:editing-cycles>3</meta:editing-cycles>
    <meta:document-statistic meta:table-count="0" meta:image-count="0" meta:object-count="0" meta:page-count="3" meta:paragraph-count="79" meta:word-count="441" meta:character-count="2657" meta:non-whitespace-character-count="2263"/>
  </office:meta>
</office:document-meta>
</file>